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Component.createEndpoint( String uri , String remaining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omponent.setNmr(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omponent.getNm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iceMixComponent.registerEndpoint( org . apache . servicemix . nmr . api . Endpoint endpoint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omponent.unregisterEndpoint( org . apache . servicemix . nmr . api . Endpoint endpoint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omponent.ServiceMix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